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陽が落ちてきたな。　暗くなってから出歩くのは
危険だ。</text:p>
          </table:table-cell>
          <table:table-cell table:number-columns-repeated="1023"/>
        </table:table-row>
        <table:table-row>
          <table:table-cell table:style-name="ce0" office:value-type="string">
            <text:p>そこに旅人の宿がある。　今日はここで
休むとしよう。</text:p>
          </table:table-cell>
          <table:table-cell table:number-columns-repeated="1023"/>
        </table:table-row>
        <table:table-row>
          <table:table-cell table:style-name="ce0" office:value-type="string">
            <text:p>良い天候だな。　探索に申し分ない。</text:p>
          </table:table-cell>
          <table:table-cell table:number-columns-repeated="1023"/>
        </table:table-row>
        <table:table-row>
          <table:table-cell table:style-name="ce0" office:value-type="string">
            <text:p>出発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南に行けば行くほど、気温が高くなるわよ。</text:p>
          </table:table-cell>
          <table:table-cell table:number-columns-repeated="1023"/>
        </table:table-row>
        <table:table-row>
          <table:table-cell table:style-name="ce0" office:value-type="string">
            <text:p>この辺で釣れる魚は、デカいけど大味なんだよ
なぁ・・・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欲求に従うことは簡単だ。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だがあえてその選択肢を封印することによって
　自分に試練を与えることも重要だ。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いつか来るであろう、予期せぬ試練に備えて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